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officeooo:rsid="001afef2" officeooo:paragraph-rsid="000d9df0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1e8c" officeooo:paragraph-rsid="000d9df0" style:font-size-asian="16pt" style:font-size-complex="16pt"/>
    </style:style>
    <style:style style:name="P3" style:family="paragraph" style:parent-style-name="Standard">
      <style:text-properties fo:font-size="11pt" officeooo:rsid="0017f799" officeooo:paragraph-rsid="000d9df0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officeooo:rsid="00188ac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TP Secure Raw Data</text:span>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write</text:p>
      <text:p text:style-name="P3">!! <text:tab/>filename: 1KB.bin</text:p>
      <text:p text:style-name="P3">!! <text:tab/>cipher: none</text:p>
      <text:p text:style-name="P3">!! <text:tab/>key: None</text:p>
      <text:p text:style-name="P3">!! Sending file...</text:p>
      <text:p text:style-name="P3">!! File sent, checksum: 0e943635887f1d44fd7ddc51cff90847</text:p>
      <text:p text:style-name="P3">!! Finished writing 1KB.bin to server</text:p>
      <text:p text:style-name="P3"/>
      <text:p text:style-name="P3">real<text:tab/>0m0.190s</text:p>
      <text:p text:style-name="P3">user<text:tab/>0m0.036s</text:p>
      <text:p text:style-name="P3">sys<text:tab/>0m0.007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write</text:p>
      <text:p text:style-name="P3">!! <text:tab/>filename: 1KB.bin</text:p>
      <text:p text:style-name="P3">!! <text:tab/>cipher: aes128</text:p>
      <text:p text:style-name="P3">!! <text:tab/>key: notsosecret123</text:p>
      <text:p text:style-name="P3">!! Sending file...</text:p>
      <text:p text:style-name="P3">!! File sent, checksum: 0e943635887f1d44fd7ddc51cff90847</text:p>
      <text:p text:style-name="P3">!! Finished writing 1KB.bin to server</text:p>
      <text:p text:style-name="P3"/>
      <text:p text:style-name="P3">real<text:tab/>0m0.189s</text:p>
      <text:p text:style-name="P3">user<text:tab/>0m0.030s</text:p>
      <text:p text:style-name="P3">sys<text:tab/>0m0.013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write</text:p>
      <text:p text:style-name="P3">!! <text:tab/>filename: 1KB.bin</text:p>
      <text:p text:style-name="P3">!! <text:tab/>cipher: aes256</text:p>
      <text:p text:style-name="P3">!! <text:tab/>key: notsosecret123</text:p>
      <text:p text:style-name="P3">!! Sending file...</text:p>
      <text:p text:style-name="P3">!! File sent, checksum: 0e943635887f1d44fd7ddc51cff90847</text:p>
      <text:p text:style-name="P3">!! Finished writing 1KB.bin to server</text:p>
      <text:p text:style-name="P3"/>
      <text:p text:style-name="P3">real<text:tab/>0m0.186s</text:p>
      <text:p text:style-name="P3">user<text:tab/>0m0.037s</text:p>
      <text:p text:style-name="P3">sys<text:tab/>0m0.005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read</text:p>
      <text:p text:style-name="P3">!! <text:tab/>filename: 1KB.bin</text:p>
      <text:p text:style-name="P3">!! <text:tab/>cipher: none</text:p>
      <text:p text:style-name="P3">!! <text:tab/>key: None</text:p>
      <text:p text:style-name="P3">!! Receiving file...</text:p>
      <text:p text:style-name="P3">!! File confirmed, checksum: 0e943635887f1d44fd7ddc51cff90847</text:p>
      <text:p text:style-name="P3"/>
      <text:p text:style-name="P3"><text:soft-page-break/>real<text:tab/>0m0.101s</text:p>
      <text:p text:style-name="P3">user<text:tab/>0m0.039s</text:p>
      <text:p text:style-name="P3">sys<text:tab/>0m0.004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read</text:p>
      <text:p text:style-name="P3">!! <text:tab/>filename: 1KB.bin</text:p>
      <text:p text:style-name="P3">!! <text:tab/>cipher: aes128</text:p>
      <text:p text:style-name="P3">!! <text:tab/>key: notsosecret123</text:p>
      <text:p text:style-name="P3">!! Receiving file...</text:p>
      <text:p text:style-name="P3">!! File confirmed, checksum: 0e943635887f1d44fd7ddc51cff90847</text:p>
      <text:p text:style-name="P3"/>
      <text:p text:style-name="P3">real<text:tab/>0m0.143s</text:p>
      <text:p text:style-name="P3">user<text:tab/>0m0.037s</text:p>
      <text:p text:style-name="P3">sys<text:tab/>0m0.008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read</text:p>
      <text:p text:style-name="P3">!! <text:tab/>filename: 1KB.bin</text:p>
      <text:p text:style-name="P3">!! <text:tab/>cipher: aes256</text:p>
      <text:p text:style-name="P3">!! <text:tab/>key: notsosecret123</text:p>
      <text:p text:style-name="P3">!! Receiving file...</text:p>
      <text:p text:style-name="P3">!! File confirmed, checksum: 0e943635887f1d44fd7ddc51cff90847</text:p>
      <text:p text:style-name="P3"/>
      <text:p text:style-name="P3">real<text:tab/>0m0.140s</text:p>
      <text:p text:style-name="P3">user<text:tab/>0m0.036s</text:p>
      <text:p text:style-name="P3">sys<text:tab/>0m0.007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write</text:p>
      <text:p text:style-name="P3">!! <text:tab/>filename: 1MB.bin</text:p>
      <text:p text:style-name="P3">!! <text:tab/>cipher: none</text:p>
      <text:p text:style-name="P3">!! <text:tab/>key: None</text:p>
      <text:p text:style-name="P3">!! Sending file...</text:p>
      <text:p text:style-name="P3">!! File sent, checksum: 4376d695d695db6abb653c1a8be86f61</text:p>
      <text:p text:style-name="P3">!! Finished writing 1MB.bin to server</text:p>
      <text:p text:style-name="P3"/>
      <text:p text:style-name="P3">real<text:tab/>0m0.166s</text:p>
      <text:p text:style-name="P3">user<text:tab/>0m0.045s</text:p>
      <text:p text:style-name="P3">sys<text:tab/>0m0.010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write</text:p>
      <text:p text:style-name="P3">!! <text:tab/>filename: 1MB.bin</text:p>
      <text:p text:style-name="P3">!! <text:tab/>cipher: aes128</text:p>
      <text:p text:style-name="P3">!! <text:tab/>key: notsosecret123</text:p>
      <text:p text:style-name="P3">!! Sending file...</text:p>
      <text:p text:style-name="P3">!! File sent, checksum: 4376d695d695db6abb653c1a8be86f61</text:p>
      <text:p text:style-name="P3">!! Finished writing 1MB.bin to server</text:p>
      <text:p text:style-name="P3"><text:soft-page-break/></text:p>
      <text:p text:style-name="P3">real<text:tab/>0m0.244s</text:p>
      <text:p text:style-name="P3">user<text:tab/>0m0.066s</text:p>
      <text:p text:style-name="P3">sys<text:tab/>0m0.018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write</text:p>
      <text:p text:style-name="P3">!! <text:tab/>filename: 1MB.bin</text:p>
      <text:p text:style-name="P3">!! <text:tab/>cipher: aes256</text:p>
      <text:p text:style-name="P3">!! <text:tab/>key: notsosecret123</text:p>
      <text:p text:style-name="P3">!! Sending file...</text:p>
      <text:p text:style-name="P3">!! File sent, checksum: 4376d695d695db6abb653c1a8be86f61</text:p>
      <text:p text:style-name="P3">!! Finished writing 1MB.bin to server</text:p>
      <text:p text:style-name="P3"/>
      <text:p text:style-name="P3">real<text:tab/>0m0.281s</text:p>
      <text:p text:style-name="P3">user<text:tab/>0m0.075s</text:p>
      <text:p text:style-name="P3">sys<text:tab/>0m0.013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read</text:p>
      <text:p text:style-name="P3">!! <text:tab/>filename: 1MB.bin</text:p>
      <text:p text:style-name="P3">!! <text:tab/>cipher: none</text:p>
      <text:p text:style-name="P3">!! <text:tab/>key: None</text:p>
      <text:p text:style-name="P3">!! Receiving file...</text:p>
      <text:p text:style-name="P3">!! File confirmed, checksum: 4376d695d695db6abb653c1a8be86f61</text:p>
      <text:p text:style-name="P3"/>
      <text:p text:style-name="P3">real<text:tab/>0m0.168s</text:p>
      <text:p text:style-name="P3">user<text:tab/>0m0.056s</text:p>
      <text:p text:style-name="P3">sys<text:tab/>0m0.008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read</text:p>
      <text:p text:style-name="P3">!! <text:tab/>filename: 1MB.bin</text:p>
      <text:p text:style-name="P3">!! <text:tab/>cipher: aes128</text:p>
      <text:p text:style-name="P3">!! <text:tab/>key: notsosecret123</text:p>
      <text:p text:style-name="P3">!! Receiving file...</text:p>
      <text:p text:style-name="P3">!! File confirmed, checksum: 4376d695d695db6abb653c1a8be86f61</text:p>
      <text:p text:style-name="P3"/>
      <text:p text:style-name="P3">real<text:tab/>0m0.217s</text:p>
      <text:p text:style-name="P3">user<text:tab/>0m0.073s</text:p>
      <text:p text:style-name="P3">sys<text:tab/>0m0.017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read</text:p>
      <text:p text:style-name="P3">!! <text:tab/>filename: 1MB.bin</text:p>
      <text:p text:style-name="P3">!! <text:tab/>cipher: aes256</text:p>
      <text:p text:style-name="P3">!! <text:tab/>key: notsosecret123</text:p>
      <text:p text:style-name="P3">!! Receiving file...</text:p>
      <text:p text:style-name="P3">!! File confirmed, checksum: 4376d695d695db6abb653c1a8be86f61</text:p>
      <text:p text:style-name="P3"><text:soft-page-break/></text:p>
      <text:p text:style-name="P3">real<text:tab/>0m0.238s</text:p>
      <text:p text:style-name="P3">user<text:tab/>0m0.075s</text:p>
      <text:p text:style-name="P3">sys<text:tab/>0m0.015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write</text:p>
      <text:p text:style-name="P3">!! <text:tab/>filename: 1GB.bin</text:p>
      <text:p text:style-name="P3">!! <text:tab/>cipher: none</text:p>
      <text:p text:style-name="P3">!! <text:tab/>key: None</text:p>
      <text:p text:style-name="P3">!! Sending file...</text:p>
      <text:p text:style-name="P3">!! File sent, checksum: d3c86fbb73160fb73aa6061cfee11ef5</text:p>
      <text:p text:style-name="P3">!! Finished writing 1GB.bin to server</text:p>
      <text:p text:style-name="P3"/>
      <text:p text:style-name="P3">real<text:tab/>0m15.918s</text:p>
      <text:p text:style-name="P3">user<text:tab/>0m11.092s</text:p>
      <text:p text:style-name="P3">sys<text:tab/>0m2.271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write</text:p>
      <text:p text:style-name="P3">!! <text:tab/>filename: 1GB.bin</text:p>
      <text:p text:style-name="P3">!! <text:tab/>cipher: aes128</text:p>
      <text:p text:style-name="P3">!! <text:tab/>key: notsosecret123</text:p>
      <text:p text:style-name="P3">!! Sending file...</text:p>
      <text:p text:style-name="P3">!! File sent, checksum: d3c86fbb73160fb73aa6061cfee11ef5</text:p>
      <text:p text:style-name="P3">!! Finished writing 1GB.bin to server</text:p>
      <text:p text:style-name="P3"/>
      <text:p text:style-name="P3">real<text:tab/>0m40.503s</text:p>
      <text:p text:style-name="P3">user<text:tab/>0m31.788s</text:p>
      <text:p text:style-name="P3">sys<text:tab/>0m3.155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write</text:p>
      <text:p text:style-name="P3">!! <text:tab/>filename: 1GB.bin</text:p>
      <text:p text:style-name="P3">!! <text:tab/>cipher: aes256</text:p>
      <text:p text:style-name="P3">!! <text:tab/>key: notsosecret123</text:p>
      <text:p text:style-name="P3">!! Sending file...</text:p>
      <text:p text:style-name="P3">!! File sent, checksum: d3c86fbb73160fb73aa6061cfee11ef5</text:p>
      <text:p text:style-name="P3">!! Finished writing 1GB.bin to server</text:p>
      <text:p text:style-name="P3"/>
      <text:p text:style-name="P3">real<text:tab/>0m43.063s</text:p>
      <text:p text:style-name="P3">user<text:tab/>0m35.403s</text:p>
      <text:p text:style-name="P3">sys<text:tab/>0m2.858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read</text:p>
      <text:p text:style-name="P3">!! <text:tab/>filename: 1GB.bin</text:p>
      <text:p text:style-name="P3">!! <text:tab/>cipher: none</text:p>
      <text:p text:style-name="P3">!! <text:tab/>key: None</text:p>
      <text:p text:style-name="P3"><text:soft-page-break/>!! Receiving file...</text:p>
      <text:p text:style-name="P3">!! File confirmed, checksum: d3c86fbb73160fb73aa6061cfee11ef5</text:p>
      <text:p text:style-name="P3"/>
      <text:p text:style-name="P3">real<text:tab/>0m40.148s</text:p>
      <text:p text:style-name="P3">user<text:tab/>0m18.519s</text:p>
      <text:p text:style-name="P3">sys<text:tab/>0m3.450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read</text:p>
      <text:p text:style-name="P3">!! <text:tab/>filename: 1GB.bin</text:p>
      <text:p text:style-name="P3">!! <text:tab/>cipher: aes128</text:p>
      <text:p text:style-name="P3">!! <text:tab/>key: notsosecret123</text:p>
      <text:p text:style-name="P3">!! Receiving file...</text:p>
      <text:p text:style-name="P3">!! File confirmed, checksum: d3c86fbb73160fb73aa6061cfee11ef5</text:p>
      <text:p text:style-name="P3"/>
      <text:p text:style-name="P3">real<text:tab/>1m9.836s</text:p>
      <text:p text:style-name="P3">user<text:tab/>0m44.786s</text:p>
      <text:p text:style-name="P3">sys<text:tab/>0m4.926s</text:p>
      <text:p text:style-name="P3">!! Client starting. Arguments: </text:p>
      <text:p text:style-name="P3">!! <text:tab/>host: 172.19.1.45</text:p>
      <text:p text:style-name="P3">!! <text:tab/>port: 8888</text:p>
      <text:p text:style-name="P3">!! <text:tab/>command: read</text:p>
      <text:p text:style-name="P3">!! <text:tab/>filename: 1GB.bin</text:p>
      <text:p text:style-name="P3">!! <text:tab/>cipher: aes256</text:p>
      <text:p text:style-name="P3">!! <text:tab/>key: notsosecret123</text:p>
      <text:p text:style-name="P3">!! Receiving file...</text:p>
      <text:p text:style-name="P3">!! File confirmed, checksum: d3c86fbb73160fb73aa6061cfee11ef5</text:p>
      <text:p text:style-name="P3"/>
      <text:p text:style-name="P3">real<text:tab/>1m15.398s</text:p>
      <text:p text:style-name="P3">user<text:tab/>0m48.220s</text:p>
      <text:p text:style-name="P3">sys<text:tab/>0m5.267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1:07:09.420240860</meta:creation-date>
    <dc:date>2017-03-11T21:07:47.911339262</dc:date>
    <meta:editing-duration>PT38S</meta:editing-duration>
    <meta:editing-cycles>1</meta:editing-cycles>
    <meta:document-statistic meta:table-count="0" meta:image-count="0" meta:object-count="0" meta:page-count="5" meta:paragraph-count="226" meta:word-count="706" meta:character-count="4989" meta:non-whitespace-character-count="4383"/>
    <meta:generator>LibreOffice/5.1.6.2.0$Linux_X86_64 LibreOffice_project/10$Build-2</meta:generator>
  </office:meta>
</office:document-meta>
</file>